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F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eresa Frie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ymric Abraham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Heidi Mau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Zoe Mau #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40">
            <text:p>4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30">
            <text:p>3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iaanna Kutcher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ariah Jenken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Octavia Steuert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Emma Busti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90">
            <text:p>9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80">
            <text:p>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Grace Wall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1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rooklynne Grieg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ichelle Bahamon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11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Kendra Grieger</text:p>
          </table:table-cell>
          <table:covered-table-cell table:style-name="ce22" table:content-validation-name="val4"/>
          <table:table-cell table:number-columns-repeated="3" table:style-name="ce28"/>
          <table:table-cell table:number-columns-repeated="2"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e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80">
            <text:p>8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00">
            <text:p>10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20">
            <text:p>120</text:p>
          </table:table-cell>
          <table:table-cell table:style-name="ce20" table:formula="of:=[Calculations.R109]" office:value-type="float" office:value="150">
            <text:p>150</text:p>
          </table:table-cell>
          <table:table-cell table:style-name="ce20" table:formula="of:=[Calculations.S109]" office:value-type="float" office:value="180">
            <text:p>18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8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F">
            <text:p>Quiz KF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Philadelphia 1">
            <text:p>Philadelphia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30">
            <text:p>30</text:p>
          </table:table-cell>
          <table:table-cell table:style-name="ce58" table:formula="of:=[Calculations.AE16]" office:value-type="float" office:value="2">
            <text:p>2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2">
            <text:p>Langenburg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Kilcona Park 1">
            <text:p>Kilcona Park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80">
            <text:p>180</text:p>
          </table:table-cell>
          <table:table-cell table:style-name="ce58" table:formula="of:=[Calculations.AE18]" office:value-type="float" office:value="20">
            <text:p>20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Philadelphia 1">
            <text:p>Philadelphia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eresa Friesen">
            <text:p>Teresa Friesen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ymric Abrahamson">
            <text:p>Cymric Abraham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Heidi Mau">
            <text:p>Heidi Mau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e">
            <text:p>e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Zoe Mau #">
            <text:p>Zoe Mau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40">
            <text:p>4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30">
            <text:p>3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2">
            <text:p>Langenburg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iaanna Kutcher #">
            <text:p>Tiaanna Kutcher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e">
            <text:p>e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Mariah Jenken">
            <text:p>Mariah Jenken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c">
            <text:p>c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Octavia Steuert">
            <text:p>Octavia Steuert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Emma Bustin">
            <text:p>Emma Bustin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90">
            <text:p>9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80">
            <text:p>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80">
            <text:p>1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Grace Wall">
            <text:p>Grace Wall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 office:value-type="string" office:string-value="c">
            <text:p>c</text:p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 office:value-type="string" office:string-value="c">
            <text:p>c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rooklynne Grieger">
            <text:p>Brooklynne Grieger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ichelle Bahamon">
            <text:p>Michelle Bahamo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e">
            <text:p>e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Kendra Grieger">
            <text:p>Kendra Grieger</text:p>
          </table:table-cell>
          <table:table-cell table:formula="of:=[Calculations.B107]" office:value-type="float" office:value="60">
            <text:p>6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 office:value-type="string" office:string-value="c">
            <text:p>c</text:p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 office:value-type="string" office:string-value="e">
            <text:p>e</text:p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c">
            <text:p>c</text:p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80">
            <text:p>8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00">
            <text:p>10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20">
            <text:p>120</text:p>
          </table:table-cell>
          <table:table-cell table:style-name="ce65" table:formula="of:=[Calculations.R109]" office:value-type="float" office:value="150">
            <text:p>150</text:p>
          </table:table-cell>
          <table:table-cell table:style-name="ce65" table:formula="of:=[Calculations.S109]" office:value-type="float" office:value="180">
            <text:p>18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30">
            <text:p>30</text:p>
          </table:table-cell>
          <table:table-cell table:style-name="ce24" table:formula="of:=[Calculations.AE16]" office:value-type="float" office:value="2">
            <text:p>2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80">
            <text:p>180</text:p>
          </table:table-cell>
          <table:table-cell table:style-name="ce24" table:formula="of:=[Calculations.AE18]" office:value-type="float" office:value="20">
            <text:p>20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eresa Friesen">
            <text:p>Teresa Friesen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ymric Abrahamson">
            <text:p>Cymric Abrahamson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Heidi Mau">
            <text:p>Heidi Mau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Zoe Mau #">
            <text:p>Zoe Mau #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iaanna Kutcher #">
            <text:p>Tiaanna Kutcher #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ariah Jenken">
            <text:p>Mariah Jenken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Octavia Steuert">
            <text:p>Octavia Steuert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Emma Bustin">
            <text:p>Emma Bustin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Grace Wall">
            <text:p>Grace Wall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rooklynne Grieger">
            <text:p>Brooklynne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ichelle Bahamon">
            <text:p>Michelle Bahamon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endra Grieger">
            <text:p>Kendra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7]" office:value-type="float" office:value="60">
            <text:p>6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Philadelphia 1">
            <text:p>Philadelphia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eresa Friesen">
            <text:p>Teresa Friesen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ymric Abrahamson">
            <text:p>Cymric Abraham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Heidi Mau">
            <text:p>Heidi Mau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e">
            <text:p>e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Philadelphia 1">
            <text:p>Philadelphia 1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Zoe Mau #">
            <text:p>Zoe Mau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[.$S$144]" office:value-type="float" office:value="180">
            <text:p>18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20">
            <text:p>20</text:p>
          </table:table-cell>
          <table:table-cell table:style-name="ce78" table:formula="of:=VLOOKUP([.AG$3];TeamPoints;2)+MAX(([.$AC6]-VLOOKUP([.AG$3];TeamPoints;3))/10;0)" office:value-type="float" office:value="19">
            <text:p>19</text:p>
          </table:table-cell>
          <table:table-cell table:style-name="ce78" table:formula="of:=VLOOKUP([.AH$3];TeamPoints;2)+MAX(([.$AC6]-VLOOKUP([.AH$3];TeamPoints;3))/10;0)" office:value-type="float" office:value="18">
            <text:p>18</text:p>
          </table:table-cell>
          <table:table-cell table:style-name="ce78" table:formula="of:=VLOOKUP([.AI$3];TeamPoints;2)+MAX(([.$AC6]-VLOOKUP([.AI$3];TeamPoints;3))/10;0)" office:value-type="float" office:value="18">
            <text:p>18</text:p>
          </table:table-cell>
          <table:table-cell table:style-name="ce78" table:formula="of:=VLOOKUP([.AJ$3];TeamPoints;2)+MAX(([.$AC6]-VLOOKUP([.AJ$3];TeamPoints;3))/10;0)" office:value-type="float" office:value="18">
            <text:p>18</text:p>
          </table:table-cell>
          <table:table-cell table:style-name="ce78" table:formula="of:=VLOOKUP([.AK$3];TeamPoints;2)+MAX(([.$AC6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40">
            <text:p>4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30">
            <text:p>3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Philadelphia 1">
            <text:p>Philadelphia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2">
            <text:p>Langenburg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Kilcona Park 1">
            <text:p>Kilcona Park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Philadelphia 1">
            <text:p>Philadelphia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HLOOKUP([.AC16];TotalPoints;2)" office:value-type="float" office:value="2">
            <text:p>2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80">
            <text:p>180</text:p>
          </table:table-cell>
          <table:table-cell table:style-name="ce77" table:formula="of:=HLOOKUP([.AC18];TotalPoints;4)" office:value-type="float" office:value="20">
            <text:p>20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30">
            <text:p>3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2">
            <text:p>Langenburg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iaanna Kutcher #">
            <text:p>Tiaanna Kutcher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e">
            <text:p>e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ariah Jenken">
            <text:p>Mariah Jenken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c">
            <text:p>c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Octavia Steuert">
            <text:p>Octavia Steuert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Emma Bustin">
            <text:p>Emma Bustin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90">
            <text:p>9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80">
            <text:p>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Grace Wall">
            <text:p>Grace Wall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 office:value-type="string" office:string-value="c">
            <text:p>c</text:p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 office:value-type="string" office:string-value="c">
            <text:p>c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rooklynne Grieger">
            <text:p>Brooklynne Grieger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ichelle Bahamon">
            <text:p>Michelle Bahamo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 office:value-type="string" office:string-value="e">
            <text:p>e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endra Grieger">
            <text:p>Kendra Grieger</text:p>
          </table:table-cell>
          <table:table-cell table:style-name="ce77" table:formula="of:=[.S115]*20+[.Z115]+[.Z127]+[.Z137]" office:value-type="float" office:value="60">
            <text:p>6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4">
            <text:p>4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 office:value-type="string" office:string-value="c">
            <text:p>c</text:p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 office:value-type="string" office:string-value="e">
            <text:p>e</text:p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c">
            <text:p>c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80">
            <text:p>8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00">
            <text:p>10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20">
            <text:p>120</text:p>
          </table:table-cell>
          <table:table-cell table:style-name="ce78" table:formula="of:=IF([.R143]=0;&quot;&quot;;[.R144])" office:value-type="float" office:value="150">
            <text:p>150</text:p>
          </table:table-cell>
          <table:table-cell table:style-name="ce78" table:formula="of:=IF([.S143]=0;&quot;&quot;;[.S144])" office:value-type="float" office:value="180">
            <text:p>18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3">
            <text:p>3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7">
            <text:p>7</text:p>
          </table:table-cell>
          <table:table-cell table:formula="of:=SUM([.T112:.T116])" office:value-type="float" office:value="7">
            <text:p>7</text:p>
          </table:table-cell>
          <table:table-cell table:formula="of:=SUM([.U112:.U116])" office:value-type="float" office:value="7">
            <text:p>7</text:p>
          </table:table-cell>
          <table:table-cell table:formula="of:=SUM([.V112:.V116])" office:value-type="float" office:value="7">
            <text:p>7</text:p>
          </table:table-cell>
          <table:table-cell table:formula="of:=SUM([.W112:.W116])" office:value-type="float" office:value="7">
            <text:p>7</text:p>
          </table:table-cell>
          <table:table-cell table:formula="of:=SUM([.X112:.X116])" office:value-type="float" office:value="7">
            <text:p>7</text:p>
          </table:table-cell>
          <table:table-cell table:formula="of:=SUM([.Y112:.Y116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10">
            <text:p>1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10">
            <text:p>1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1">
            <text:p>1</text:p>
          </table:table-cell>
          <table:table-cell table:formula="of:=IF(LOWER([.F106])=&quot;e&quot;;[.E126]+1;[.E126])" office:value-type="float" office:value="1">
            <text:p>1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30">
            <text:p>3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100">
            <text:p>100</text:p>
          </table:table-cell>
          <table:table-cell table:formula="of:=[.O144]+[.P143]" office:value-type="float" office:value="100">
            <text:p>100</text:p>
          </table:table-cell>
          <table:table-cell table:formula="of:=[.P144]+[.Q143]" office:value-type="float" office:value="120">
            <text:p>120</text:p>
          </table:table-cell>
          <table:table-cell table:formula="of:=[.Q144]+[.R143]" office:value-type="float" office:value="150">
            <text:p>150</text:p>
          </table:table-cell>
          <table:table-cell table:formula="of:=[.R144]+[.S143]" office:value-type="float" office:value="180">
            <text:p>180</text:p>
          </table:table-cell>
          <table:table-cell table:formula="of:=[.S144]+[.T143]" office:value-type="float" office:value="180">
            <text:p>180</text:p>
          </table:table-cell>
          <table:table-cell table:formula="of:=[.T144]+[.U143]" office:value-type="float" office:value="180">
            <text:p>180</text:p>
          </table:table-cell>
          <table:table-cell table:formula="of:=[.U144]+[.V143]" office:value-type="float" office:value="180">
            <text:p>180</text:p>
          </table:table-cell>
          <table:table-cell table:formula="of:=[.V144]+[.W143]" office:value-type="float" office:value="180">
            <text:p>180</text:p>
          </table:table-cell>
          <table:table-cell table:formula="of:=[.W144]+[.X143]" office:value-type="float" office:value="180">
            <text:p>180</text:p>
          </table:table-cell>
          <table:table-cell table:formula="of:=[.X144]+[.Y143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true">
            <text:p>TRU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53:13.73</meta:creation-date>
    <meta:editing-duration>PT30M12S</meta:editing-duration>
    <meta:editing-cycles>10</meta:editing-cycles>
    <meta:generator>OpenOffice/4.1.6$Win32 OpenOffice.org_project/416m1$Build-9790</meta:generator>
    <meta:initial-creator>CMD CMD</meta:initial-creator>
    <dc:date>2019-10-26T14:23:25.67</dc:date>
    <dc:creator>CMD CMD</dc:creator>
    <meta:document-statistic meta:table-count="5" meta:cell-count="4332" meta:object-count="0"/>
  </office:meta>
</office:document-meta>
</file>